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CA000002493F2871E2DD6CAF0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67cm" svg:height="11.608cm" svg:x="3.899cm" svg:y="9.333cm">
          <draw:image xlink:href="Pictures/10000000000002CA000002493F2871E2DD6CAF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5:11:30.804527305</meta:creation-date>
    <dc:date>2018-04-26T15:11:45.730316288</dc:date>
    <meta:editing-duration>PT1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